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M Mono 9" svg:font-family="'LM Mono 9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09b5" officeooo:paragraph-rsid="001a09b5"/>
    </style:style>
    <style:style style:name="P2" style:family="paragraph" style:parent-style-name="Standard">
      <style:paragraph-properties fo:text-align="center" style:justify-single-word="false"/>
      <style:text-properties officeooo:rsid="001a09b5" officeooo:paragraph-rsid="001a09b5"/>
    </style:style>
    <style:style style:name="P3" style:family="paragraph" style:parent-style-name="Standard">
      <style:paragraph-properties fo:text-align="start" style:justify-single-word="false"/>
      <style:text-properties officeooo:rsid="001a09b5" officeooo:paragraph-rsid="001a09b5"/>
    </style:style>
    <style:style style:name="P4" style:family="paragraph" style:parent-style-name="Standard">
      <style:paragraph-properties fo:text-align="start" style:justify-single-word="false"/>
      <style:text-properties officeooo:rsid="001a09b5" officeooo:paragraph-rsid="0057f842"/>
    </style:style>
    <style:style style:name="P5" style:family="paragraph" style:parent-style-name="Standard">
      <style:paragraph-properties fo:text-align="start" style:justify-single-word="false"/>
      <style:text-properties officeooo:rsid="001ae868" officeooo:paragraph-rsid="001ae868"/>
    </style:style>
    <style:style style:name="P6" style:family="paragraph" style:parent-style-name="Standard">
      <style:paragraph-properties fo:text-align="start" style:justify-single-word="false"/>
      <style:text-properties officeooo:rsid="001bb8d0" officeooo:paragraph-rsid="001bb8d0"/>
    </style:style>
    <style:style style:name="P7" style:family="paragraph" style:parent-style-name="Standard">
      <style:paragraph-properties fo:text-align="start" style:justify-single-word="false"/>
      <style:text-properties fo:font-weight="bold" officeooo:rsid="001a09b5" officeooo:paragraph-rsid="001a09b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a09b5" officeooo:paragraph-rsid="0022f7a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a09b5" officeooo:paragraph-rsid="001a09b5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31291e" officeooo:paragraph-rsid="0031291e"/>
    </style:style>
    <style:style style:name="P11" style:family="paragraph" style:parent-style-name="Standard">
      <style:text-properties officeooo:rsid="0031291e" officeooo:paragraph-rsid="0031291e"/>
    </style:style>
    <style:style style:name="P12" style:family="paragraph" style:parent-style-name="Standard">
      <style:paragraph-properties fo:text-align="start" style:justify-single-word="false"/>
      <style:text-properties officeooo:rsid="00313a6d" officeooo:paragraph-rsid="00313a6d"/>
    </style:style>
    <style:style style:name="P13" style:family="paragraph" style:parent-style-name="Standard">
      <style:paragraph-properties fo:text-align="start" style:justify-single-word="false"/>
      <style:text-properties officeooo:rsid="00393fe6" officeooo:paragraph-rsid="00393fe6"/>
    </style:style>
    <style:style style:name="P14" style:family="paragraph" style:parent-style-name="Standard">
      <style:paragraph-properties fo:text-align="start" style:justify-single-word="false"/>
      <style:text-properties officeooo:rsid="003b2db1" officeooo:paragraph-rsid="003b2db1"/>
    </style:style>
    <style:style style:name="P15" style:family="paragraph" style:parent-style-name="Standard">
      <style:paragraph-properties fo:text-align="start" style:justify-single-word="false"/>
      <style:text-properties officeooo:rsid="003c978e" officeooo:paragraph-rsid="003c978e"/>
    </style:style>
    <style:style style:name="P16" style:family="paragraph" style:parent-style-name="Standard">
      <style:paragraph-properties fo:text-align="start" style:justify-single-word="false"/>
      <style:text-properties officeooo:rsid="003c978e" officeooo:paragraph-rsid="00543f75"/>
    </style:style>
    <style:style style:name="P17" style:family="paragraph" style:parent-style-name="Standard">
      <style:paragraph-properties fo:text-align="end" style:justify-single-word="false"/>
      <style:text-properties officeooo:rsid="003c978e" officeooo:paragraph-rsid="003c978e"/>
    </style:style>
    <style:style style:name="P18" style:family="paragraph" style:parent-style-name="Standard">
      <style:paragraph-properties fo:text-align="start" style:justify-single-word="false"/>
      <style:text-properties officeooo:rsid="003de9f6" officeooo:paragraph-rsid="003de9f6"/>
    </style:style>
    <style:style style:name="P19" style:family="paragraph" style:parent-style-name="Standard">
      <style:text-properties officeooo:rsid="00440d1c" officeooo:paragraph-rsid="00440d1c"/>
    </style:style>
    <style:style style:name="P20" style:family="paragraph" style:parent-style-name="Standard">
      <style:paragraph-properties fo:text-align="start" style:justify-single-word="false"/>
      <style:text-properties officeooo:rsid="00506ee7" officeooo:paragraph-rsid="00506ee7"/>
    </style:style>
    <style:style style:name="P21" style:family="paragraph" style:parent-style-name="Standard">
      <style:paragraph-properties fo:text-align="start" style:justify-single-word="false"/>
      <style:text-properties style:font-name="LM Mono 9" officeooo:rsid="003de9f6" officeooo:paragraph-rsid="007f256b"/>
    </style:style>
    <style:style style:name="P22" style:family="paragraph" style:parent-style-name="Standard">
      <style:text-properties officeooo:rsid="007e0b3a" officeooo:paragraph-rsid="007e0b3a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M Mono 9" officeooo:rsid="005bc1cb" officeooo:paragraph-rsid="005bc1cb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M Mono 9" officeooo:rsid="0061c6d2" officeooo:paragraph-rsid="0061c6d2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M Mono 9" officeooo:rsid="003de9f6" officeooo:paragraph-rsid="003de9f6"/>
    </style:style>
    <style:style style:name="P2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M Mono 9" officeooo:rsid="003de9f6" officeooo:paragraph-rsid="0057f842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M Mono 9" officeooo:rsid="001bb8d0" officeooo:paragraph-rsid="001bb8d0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M Mono 9" officeooo:rsid="001f0a59" officeooo:paragraph-rsid="001f0a59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488d7"/>
    </style:style>
    <style:style style:name="T3" style:family="text">
      <style:text-properties style:text-position="sub 58%" officeooo:rsid="0025d87e"/>
    </style:style>
    <style:style style:name="T4" style:family="text">
      <style:text-properties style:text-position="sub 58%" officeooo:rsid="00273d7d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2488d7"/>
    </style:style>
    <style:style style:name="T7" style:family="text">
      <style:text-properties style:text-position="0% 100%" officeooo:rsid="0028f67f"/>
    </style:style>
    <style:style style:name="T8" style:family="text">
      <style:text-properties style:text-position="0% 100%" officeooo:rsid="002b6dcc"/>
    </style:style>
    <style:style style:name="T9" style:family="text">
      <style:text-properties style:text-position="0% 100%" officeooo:rsid="002c17bb"/>
    </style:style>
    <style:style style:name="T10" style:family="text">
      <style:text-properties style:text-position="0% 100%" officeooo:rsid="002e893f"/>
    </style:style>
    <style:style style:name="T11" style:family="text">
      <style:text-properties style:text-position="0% 100%" officeooo:rsid="002ed716"/>
    </style:style>
    <style:style style:name="T12" style:family="text">
      <style:text-properties style:text-position="0% 100%" officeooo:rsid="002f333b"/>
    </style:style>
    <style:style style:name="T13" style:family="text">
      <style:text-properties style:text-position="0% 100%" officeooo:rsid="002fc097"/>
    </style:style>
    <style:style style:name="T14" style:family="text">
      <style:text-properties officeooo:rsid="002488d7"/>
    </style:style>
    <style:style style:name="T15" style:family="text">
      <style:text-properties officeooo:rsid="0025d87e"/>
    </style:style>
    <style:style style:name="T16" style:family="text">
      <style:text-properties officeooo:rsid="00273d7d"/>
    </style:style>
    <style:style style:name="T17" style:family="text">
      <style:text-properties officeooo:rsid="002a0574"/>
    </style:style>
    <style:style style:name="T18" style:family="text">
      <style:text-properties officeooo:rsid="003377c5"/>
    </style:style>
    <style:style style:name="T19" style:family="text">
      <style:text-properties officeooo:rsid="00393fe6"/>
    </style:style>
    <style:style style:name="T20" style:family="text">
      <style:text-properties officeooo:rsid="003b2db1"/>
    </style:style>
    <style:style style:name="T21" style:family="text">
      <style:text-properties officeooo:rsid="003c3727"/>
    </style:style>
    <style:style style:name="T22" style:family="text">
      <style:text-properties officeooo:rsid="003c978e"/>
    </style:style>
    <style:style style:name="T23" style:family="text">
      <style:text-properties officeooo:rsid="0041b3c4"/>
    </style:style>
    <style:style style:name="T24" style:family="text">
      <style:text-properties officeooo:rsid="004279ff"/>
    </style:style>
    <style:style style:name="T25" style:family="text">
      <style:text-properties style:text-position="super 58%" officeooo:rsid="004279ff"/>
    </style:style>
    <style:style style:name="T26" style:family="text">
      <style:text-properties officeooo:rsid="0045fef0"/>
    </style:style>
    <style:style style:name="T27" style:family="text">
      <style:text-properties officeooo:rsid="004ba559"/>
    </style:style>
    <style:style style:name="T28" style:family="text">
      <style:text-properties style:font-name="Liberation Serif1" officeooo:rsid="0050a5e8"/>
    </style:style>
    <style:style style:name="T29" style:family="text">
      <style:text-properties officeooo:rsid="0050adf6"/>
    </style:style>
    <style:style style:name="T30" style:family="text">
      <style:text-properties officeooo:rsid="00517201"/>
    </style:style>
    <style:style style:name="T31" style:family="text">
      <style:text-properties officeooo:rsid="00533a96"/>
    </style:style>
    <style:style style:name="T32" style:family="text">
      <style:text-properties officeooo:rsid="0059cd7b"/>
    </style:style>
    <style:style style:name="T33" style:family="text">
      <style:text-properties officeooo:rsid="005a76d9"/>
    </style:style>
    <style:style style:name="T34" style:family="text">
      <style:text-properties officeooo:rsid="005abaaa"/>
    </style:style>
    <style:style style:name="T35" style:family="text">
      <style:text-properties officeooo:rsid="005ae4cd"/>
    </style:style>
    <style:style style:name="T36" style:family="text">
      <style:text-properties officeooo:rsid="005d8ab4"/>
    </style:style>
    <style:style style:name="T37" style:family="text">
      <style:text-properties officeooo:rsid="005f5485"/>
    </style:style>
    <style:style style:name="T38" style:family="text">
      <style:text-properties officeooo:rsid="0063c11f"/>
    </style:style>
    <style:style style:name="T39" style:family="text">
      <style:text-properties officeooo:rsid="006538de"/>
    </style:style>
    <style:style style:name="T40" style:family="text">
      <style:text-properties officeooo:rsid="00685367"/>
    </style:style>
    <style:style style:name="T41" style:family="text">
      <style:text-properties officeooo:rsid="006cbc5f"/>
    </style:style>
    <style:style style:name="T42" style:family="text">
      <style:text-properties officeooo:rsid="00716c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ke Jaffe</text:p>
      <text:p text:style-name="P1">Microprocessor-Based Design</text:p>
      <text:p text:style-name="P19">Due: 1/19/16</text:p>
      <text:p text:style-name="P1"/>
      <text:p text:style-name="P9">Pre-Lab 1</text:p>
      <text:p text:style-name="P2"/>
      <text:p text:style-name="P7">Number Systems</text:p>
      <text:p text:style-name="P3"/>
      <text:p text:style-name="P3">Pre 1.1) <text:span text:style-name="T24">What is the binary, hex equivalent of the following decimal numbers:</text:span></text:p>
      <text:p text:style-name="P5">a. 327<text:span text:style-name="T1">10</text:span><text:span text:style-name="T5"> = 0x</text:span><text:span text:style-name="T9">147</text:span><text:span text:style-name="T5"> = 0b</text:span><text:span text:style-name="T9">101000111</text:span></text:p>
      <text:p text:style-name="P5">b. <text:span text:style-name="T17">10</text:span><text:span text:style-name="T1">10</text:span><text:span text:style-name="T5"> = 0x</text:span><text:span text:style-name="T8">0A</text:span><text:span text:style-name="T5"> = 0b</text:span><text:span text:style-name="T12">1</text:span><text:span text:style-name="T13">01</text:span><text:span text:style-name="T12">0</text:span></text:p>
      <text:p text:style-name="P5">c. <text:span text:style-name="T17">100</text:span><text:span text:style-name="T1">10</text:span><text:span text:style-name="T5"> = 0x</text:span><text:span text:style-name="T10">64</text:span><text:span text:style-name="T5"> = 0b</text:span><text:span text:style-name="T11">1100100</text:span></text:p>
      <text:p text:style-name="P5"/>
      <text:p text:style-name="P3">Pre 1.2) <text:span text:style-name="T24">What is the decimal equivalent of the following hexadecimal numbers:</text:span></text:p>
      <text:p text:style-name="P5">a. 0xA5 = <text:span text:style-name="T15">165</text:span><text:span text:style-name="T3">10</text:span></text:p>
      <text:p text:style-name="P5">b. 0x10 = <text:span text:style-name="T15">16</text:span><text:span text:style-name="T3">10</text:span></text:p>
      <text:p text:style-name="P3"/>
      <text:p text:style-name="P3">Pre 1.3) <text:span text:style-name="T24">What is the decimal and hex equivalent of the following binary numbers:</text:span></text:p>
      <text:p text:style-name="P5">a. 0b00000010 = <text:span text:style-name="T14">2</text:span><text:span text:style-name="T2">10</text:span><text:span text:style-name="T6"> = 0x02</text:span></text:p>
      <text:p text:style-name="P5">b. 0b00000100 = <text:span text:style-name="T14">4</text:span><text:span text:style-name="T2">10</text:span><text:span text:style-name="T6"> = 0x04</text:span></text:p>
      <text:p text:style-name="P5">c. 0b01011111 = <text:span text:style-name="T16">95</text:span><text:span text:style-name="T4">10 </text:span><text:span text:style-name="T7">= 0x5F</text:span></text:p>
      <text:p text:style-name="P3"/>
      <text:p text:style-name="P3">Pre 1.4) <text:span text:style-name="T24">Using bit operators in C only, how do you clear the 3</text:span><text:span text:style-name="T25">rd</text:span><text:span text:style-name="T24"> bit without affecting other bits?</text:span></text:p>
      <text:p text:style-name="P27">unsigned char bitClear3(unsigned char c) </text:p>
      <text:p text:style-name="P27">{ </text:p>
      <text:p text:style-name="P27"><text:s text:c="4"/>/* Bitwise AND with all ones except zero in 3rd position */ </text:p>
      <text:p text:style-name="P27"><text:s text:c="4"/>c &amp;= ~(1&lt;&lt;3); </text:p>
      <text:p text:style-name="P27"><text:s text:c="4"/>return c; </text:p>
      <text:p text:style-name="P27">}</text:p>
      <text:p text:style-name="P6"/>
      <text:p text:style-name="P3">Pre 1.5) <text:span text:style-name="T24">Using bit operators in C only, how do you set the 7</text:span><text:span text:style-name="T25">th</text:span><text:span text:style-name="T24"> bit without affecting other bits?</text:span></text:p>
      <text:p text:style-name="P28">unsigned char bitSet7(unsigned char c) </text:p>
      <text:p text:style-name="P28">{ </text:p>
      <text:p text:style-name="P28"><text:s text:c="4"/>/* Bitwise OR with all zeros except one in 7th position */ </text:p>
      <text:p text:style-name="P28"><text:s text:c="4"/>c |= (1&lt;&lt;7); </text:p>
      <text:p text:style-name="P28"><text:s text:c="4"/>return c; </text:p>
      <text:p text:style-name="P28">}</text:p>
      <text:p text:style-name="P3"/>
      <text:p text:style-name="P8">Zynq-7000 Architecture and General Purpose I/Os</text:p>
      <text:p text:style-name="P3"/>
      <text:p text:style-name="P12">Pre 1.6) <text:span text:style-name="T19">How many processor cores does the Zynq have in the PS side?</text:span></text:p>
      <text:p text:style-name="P13">Answer: 2</text:p>
      <text:p text:style-name="P13"/>
      <text:p text:style-name="P12">Pre 1.7) <text:span text:style-name="T19">What is the Instruction Set Architecture (ISA) of the processor cores in the Zynq's PS side?</text:span></text:p>
      <text:p text:style-name="P13">Answer: ARM</text:p>
      <text:p text:style-name="P12"/>
      <text:p text:style-name="P14">Pre 1.8) <text:span text:style-name="T21">How many GPIO signals does the PS have and how are they configured?</text:span></text:p>
      <text:p text:style-name="P14"><text:soft-page-break/>Answer: <text:span text:style-name="T23">The PS has up to 54 GPIO signals for device pins routed through the MIO, and 192 GPIO signals between the PS and PL via the EMIO.</text:span></text:p>
      <text:p text:style-name="P12"/>
      <text:p text:style-name="P12">Pre 1.<text:span text:style-name="T20">9</text:span>) <text:span text:style-name="T20">How do the “Direction Mode” register, and the “Output Enable” register have to be configured to configure one pin (assume the one associated with the LSB) as an output?</text:span></text:p>
      <text:p text:style-name="P14">Answer: <text:span text:style-name="T26">The “Direction Mode” register should be set to 1 at bit 0, and the “Output Enable” register should be set to 1 at bit 0.</text:span></text:p>
      <text:p text:style-name="P12"/>
      <text:p text:style-name="P12">Pre 1.<text:span text:style-name="T20">10</text:span>) <text:span text:style-name="T20">By default are the pins associated with the GPIO bank 0 configured as output or as input? What is the reason for choosing this as the default?</text:span></text:p>
      <text:p text:style-name="P14">Answer: <text:span text:style-name="T27">By default, the pins associated with GPIO bank 0 are configured as input. This is the default because generating an output waveform requires software to repeatedly write to the target GPIOs. This is a more costly procedure, making input the natural default state.</text:span></text:p>
      <text:p text:style-name="P14"/>
      <text:p text:style-name="P12">Pre 1.1<text:span text:style-name="T20">1</text:span>) <text:span text:style-name="T22">Which register has to be read to see the input value of GPIO bank 2?</text:span></text:p>
      <text:p text:style-name="P15">Answer: <text:span text:style-name="T30">The inputs can be read from the DATA_RO register when the DIRM register is set to 0.</text:span></text:p>
      <text:p text:style-name="P15"/>
      <text:p text:style-name="P12">Pre 1.1<text:span text:style-name="T20">2</text:span>) <text:span text:style-name="T22">Which register has to be written to modify the output value of GPIO bank 2?</text:span></text:p>
      <text:p text:style-name="P16">Answer: <text:span text:style-name="T31">The output value is programmed using the DATA, MASK_DATA_LSW, and MASK_DATA_MSW registers. The DIRM register must be set to 1 to modify the output value.</text:span></text:p>
      <text:p text:style-name="P17"/>
      <text:p text:style-name="P12">Pre 1.1<text:span text:style-name="T20">3</text:span>) <text:span text:style-name="T22">Assume a device uses BANK2 to interface with LEDs and the complete port is already configured as an output. Please write C-code that sets the second output bit to high.</text:span></text:p>
      <text:p text:style-name="P18">Answer:</text:p>
      <text:p text:style-name="P21"><text:tab/></text:p>
      <text:p text:style-name="P21"><text:tab/>/* <text:span text:style-name="T40">Setup code, main function, etc. not included */</text:span></text:p>
      <text:p text:style-name="P23">#ifndef DATA_2</text:p>
      <text:p text:style-name="P23">#define DATA_2<text:tab/>(0x00000048)</text:p>
      <text:p text:style-name="P23">#endif</text:p>
      <text:p text:style-name="P23"/>
      <text:p text:style-name="P23">/* <text:span text:style-name="T39">Where bit position 1 is the LSB */</text:span></text:p>
      <text:p text:style-name="P24">#define BIT_POSITION_2<text:tab/>(1&lt;&lt;1)</text:p>
      <text:p text:style-name="P25"/>
      <text:p text:style-name="P26">volatile unsigned <text:span text:style-name="T33">int</text:span> *<text:span text:style-name="T32">data_reg</text:span> = (unsigned <text:span text:style-name="T34">int</text:span>*) <text:span text:style-name="T35">DATA_2</text:span>; </text:p>
      <text:p text:style-name="P26">*<text:span text:style-name="T36">data_r</text:span>eg <text:span text:style-name="T37">|</text:span>= <text:span text:style-name="T38">BIT_POSITION_2</text:span>;</text:p>
      <text:p text:style-name="P4"/>
      <text:p text:style-name="P7">Zynq-7000 Programmable Logic</text:p>
      <text:p text:style-name="P3"/>
      <text:p text:style-name="P10">Pre 1.14)</text:p>
      <text:p text:style-name="P20">a. <text:span text:style-name="T42">The left most LED (LD7) is mapped to bit 7 of bank 2.</text:span></text:p>
      <text:p text:style-name="P20">b. <text:span text:style-name="T41">The up button is mapped to bit 20 of bank 2.</text:span></text:p>
      <text:p text:style-name="P20">c. <text:span text:style-name="T41">Switch 2 is mapped to bit 10 of bank 2.</text:span></text:p>
      <text:p text:style-name="P3"/>
      <text:p text:style-name="P7">Application Questions</text:p>
      <text:p text:style-name="P1"/>
      <text:p text:style-name="P11">Pre 1.15) <text:span text:style-name="T29">What is the formula to convert a temperature in degrees Fahrenheit to degrees Celsius?</text:span></text:p>
      <text:p text:style-name="P22">Answer: <text:span text:style-name="T28">°</text:span><text:span text:style-name="T18">C = (</text:span><text:span text:style-name="T28">°</text:span><text:span text:style-name="T18">F – 32) * (5 / 9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M Mono 9" svg:font-family="'LM Mono 9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6T19:07:51.314405603</meta:creation-date>
    <dc:date>2016-01-19T18:53:27.214768242</dc:date>
    <meta:editing-duration>P2DT4H33M23S</meta:editing-duration>
    <meta:editing-cycles>94</meta:editing-cycles>
    <meta:generator>LibreOffice/4.2.8.2$Linux_X86_64 LibreOffice_project/420m0$Build-2</meta:generator>
    <meta:document-statistic meta:table-count="0" meta:image-count="0" meta:object-count="0" meta:page-count="2" meta:paragraph-count="64" meta:word-count="612" meta:character-count="3324" meta:non-whitespace-character-count="2737"/>
  </office:meta>
</office:document-meta>
</file>